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UNCAONOVAAVALIACAO2" table:style-name="ta1">
        <table:shapes>
          <draw:frame draw:z-index="0" draw:style-name="gr1" draw:text-style-name="P1" svg:width="15.999cm" svg:height="8.999cm" svg:x="1.667cm" svg:y="0.1cm">
            <draw:object draw:notify-on-update-of-ranges="FUNCAONOVAAVALIACAO2.B1:FUNCAONOVAAVALIACAO2.B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cm" svg:height="9.004cm" svg:x="15.576cm" svg:y="0.266cm">
            <draw:object draw:notify-on-update-of-ranges="FUNCAONOVAAVALIACAO2.C1:FUNCAONOVAAVALIACAO2.C6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98.179917" calcext:value-type="float">
            <text:p>298,1799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273.272715" calcext:value-type="float">
            <text:p>273,2727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2" calcext:value-type="float">
            <text:p>252</text:p>
          </table:table-cell>
          <table:table-cell office:value-type="float" office:value="279.208807" calcext:value-type="float">
            <text:p>279,2088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353.89662" calcext:value-type="float">
            <text:p>353,896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2" calcext:value-type="float">
            <text:p>252</text:p>
          </table:table-cell>
          <table:table-cell office:value-type="float" office:value="273.272652" calcext:value-type="float">
            <text:p>273,2726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2" calcext:value-type="float">
            <text:p>252</text:p>
          </table:table-cell>
          <table:table-cell office:value-type="float" office:value="273.272656" calcext:value-type="float">
            <text:p>273,2726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0" calcext:value-type="float">
            <text:p>220</text:p>
          </table:table-cell>
          <table:table-cell office:value-type="float" office:value="276.409979" calcext:value-type="float">
            <text:p>276,4099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5" calcext:value-type="float">
            <text:p>165</text:p>
          </table:table-cell>
          <table:table-cell office:value-type="float" office:value="273.272692" calcext:value-type="float">
            <text:p>273,2726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6" calcext:value-type="float">
            <text:p>126</text:p>
          </table:table-cell>
          <table:table-cell office:value-type="float" office:value="276.409972" calcext:value-type="float">
            <text:p>276,4099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273.272678" calcext:value-type="float">
            <text:p>273,2726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float" office:value="276.410084" calcext:value-type="float">
            <text:p>276,4100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276.410849" calcext:value-type="float">
            <text:p>276,4108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274.558007" calcext:value-type="float">
            <text:p>274,5580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277.147017" calcext:value-type="float">
            <text:p>277,1470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274.267625" calcext:value-type="float">
            <text:p>274,2676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273.279345" calcext:value-type="float">
            <text:p>273,2793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73.279558" calcext:value-type="float">
            <text:p>273,2795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74.35058" calcext:value-type="float">
            <text:p>274,350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73.474347" calcext:value-type="float">
            <text:p>273,4743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74.200207" calcext:value-type="float">
            <text:p>274,2002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73.634341" calcext:value-type="float">
            <text:p>273,6343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73.681048" calcext:value-type="float">
            <text:p>273,6810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74.223817" calcext:value-type="float">
            <text:p>274,2238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76.415556" calcext:value-type="float">
            <text:p>276,4155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74.518696" calcext:value-type="float">
            <text:p>274,5186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73.423805" calcext:value-type="float">
            <text:p>273,4238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73.722904" calcext:value-type="float">
            <text:p>273,7229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75.312369" calcext:value-type="float">
            <text:p>275,3123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73.428834" calcext:value-type="float">
            <text:p>273,4288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74.450566" calcext:value-type="float">
            <text:p>274,45056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75.917898" calcext:value-type="float">
            <text:p>275,9178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74.006114" calcext:value-type="float">
            <text:p>274,0061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74.281247" calcext:value-type="float">
            <text:p>274,28124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73.477246" calcext:value-type="float">
            <text:p>273,4772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75.033843" calcext:value-type="float">
            <text:p>275,0338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76.091935" calcext:value-type="float">
            <text:p>276,0919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274.086764" calcext:value-type="float">
            <text:p>274,08676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77.108849" calcext:value-type="float">
            <text:p>277,10884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276.415607" calcext:value-type="float">
            <text:p>276,4156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74.137009" calcext:value-type="float">
            <text:p>274,13700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73.568952" calcext:value-type="float">
            <text:p>273,5689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273.490646" calcext:value-type="float">
            <text:p>273,4906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274.771658" calcext:value-type="float">
            <text:p>274,7716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74.180811" calcext:value-type="float">
            <text:p>274,1808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75.047038" calcext:value-type="float">
            <text:p>275,0470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275.326617" calcext:value-type="float">
            <text:p>275,32661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273.734107" calcext:value-type="float">
            <text:p>273,73410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275.264353" calcext:value-type="float">
            <text:p>275,26435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277.108066" calcext:value-type="float">
            <text:p>277,1080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74.095302" calcext:value-type="float">
            <text:p>274,09530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77.350789" calcext:value-type="float">
            <text:p>277,35078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274.178172" calcext:value-type="float">
            <text:p>274,17817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77.81037" calcext:value-type="float">
            <text:p>277,8103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273.45814" calcext:value-type="float">
            <text:p>273,458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76.595475" calcext:value-type="float">
            <text:p>276,5954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274.095602" calcext:value-type="float">
            <text:p>274,09560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276.992517" calcext:value-type="float">
            <text:p>276,99251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276.836021" calcext:value-type="float">
            <text:p>276,83602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276.23481" calcext:value-type="float">
            <text:p>276,234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8T15:36:53.876610779</dc:date>
    <meta:editing-duration>PT1M47S</meta:editing-duration>
    <meta:editing-cycles>1</meta:editing-cycles>
    <meta:document-statistic meta:table-count="1" meta:cell-count="180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723cm" svg:y="0.316cm" chart:style-name="ch2">
          <text:p>FUNÇÃO NOVO TESTE 2 - AVALIAÇÕES</text:p>
        </chart:title>
        <chart:plot-area chart:style-name="ch3" table:cell-range-address="FUNCAONOVAAVALIACAO2.B1:FUNCAONOVAAVALIACAO2.B60" svg:x="1.331cm" svg:y="1.275cm" svg:width="14.349cm" svg:height="6.564cm">
          <chart:coordinate-region svg:x="2.138cm" svg:y="1.474cm" svg:width="13.542cm" svg:height="5.573cm"/>
          <chart:axis chart:dimension="x" chart:name="primary-x" chart:style-name="ch4">
            <chart:title svg:x="7.548cm" svg:y="8.019cm" chart:style-name="ch5">
              <text:p>GERAÇÕES</text:p>
            </chart:title>
          </chart:axis>
          <chart:axis chart:dimension="y" chart:name="primary-y" chart:style-name="ch4">
            <chart:title svg:x="0.451cm" svg:y="5.62cm" chart:style-name="ch6">
              <text:p>AVALIAÇÕES</text:p>
            </chart:title>
            <chart:grid chart:style-name="ch7" chart:class="major"/>
          </chart:axis>
          <chart:series chart:style-name="ch8" chart:values-cell-range-address="FUNCAONOVAAVALIACAO2.B1:FUNCAONOVAAVALIACAO2.B60" chart:class="chart:line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2">
                <text:p>252</text:p>
                <draw:g>
                  <svg:desc>FUNCAONOVAAVALIACAO2.B1:FUNCAONOVAAVALIACAO2.B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line" chart:style-name="ch1">
        <chart:title svg:x="4.181cm" svg:y="0.316cm" chart:style-name="ch2">
          <text:p>FUNÇÃO NOVO TESTE 2 - FITNESS</text:p>
        </chart:title>
        <chart:plot-area chart:style-name="ch3" table:cell-range-address="FUNCAONOVAAVALIACAO2.C1:FUNCAONOVAAVALIACAO2.C60" svg:x="1.33cm" svg:y="1.275cm" svg:width="14.342cm" svg:height="6.569cm">
          <chart:coordinate-region svg:x="2.137cm" svg:y="1.474cm" svg:width="13.535cm" svg:height="5.578cm"/>
          <chart:axis chart:dimension="x" chart:name="primary-x" chart:style-name="ch4">
            <chart:title svg:x="7.544cm" svg:y="8.024cm" chart:style-name="ch5">
              <text:p>GERAÇÕES</text:p>
            </chart:title>
          </chart:axis>
          <chart:axis chart:dimension="y" chart:name="primary-y" chart:style-name="ch4">
            <chart:title svg:x="0.451cm" svg:y="5.278cm" chart:style-name="ch6">
              <text:p>FITNESS</text:p>
            </chart:title>
            <chart:grid chart:style-name="ch7" chart:class="major"/>
          </chart:axis>
          <chart:series chart:style-name="ch8" chart:values-cell-range-address="FUNCAONOVAAVALIACAO2.C1:FUNCAONOVAAVALIACAO2.C60" chart:class="chart:line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8.179917">
                <text:p>298.179917</text:p>
                <draw:g>
                  <svg:desc>FUNCAONOVAAVALIACAO2.C1:FUNCAONOVAAVALIACAO2.C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3.272715">
                <text:p>273.2727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9.208807">
                <text:p>279.2088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3.89662">
                <text:p>353.896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3.272652">
                <text:p>273.2726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3.272656">
                <text:p>273.2726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6.409979">
                <text:p>276.4099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3.272692">
                <text:p>273.2726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6.409972">
                <text:p>276.4099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3.272678">
                <text:p>273.2726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6.410084">
                <text:p>276.4100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6.410849">
                <text:p>276.4108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4.558007">
                <text:p>274.558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7.147017">
                <text:p>277.1470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4.267625">
                <text:p>274.267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3.279345">
                <text:p>273.2793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3.279558">
                <text:p>273.2795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4.35058">
                <text:p>274.350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3.474347">
                <text:p>273.4743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4.200207">
                <text:p>274.2002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3.634341">
                <text:p>273.6343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3.681048">
                <text:p>273.6810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4.223817">
                <text:p>274.2238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6.415556">
                <text:p>276.4155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4.518696">
                <text:p>274.5186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3.423805">
                <text:p>273.4238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3.722904">
                <text:p>273.7229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5.312369">
                <text:p>275.3123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3.428834">
                <text:p>273.4288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4.450566">
                <text:p>274.4505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5.917898">
                <text:p>275.9178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4.006114">
                <text:p>274.0061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4.281247">
                <text:p>274.2812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3.477246">
                <text:p>273.4772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5.033843">
                <text:p>275.0338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6.091935">
                <text:p>276.0919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4.086764">
                <text:p>274.0867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7.108849">
                <text:p>277.1088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6.415607">
                <text:p>276.4156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4.137009">
                <text:p>274.1370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3.568952">
                <text:p>273.5689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3.490646">
                <text:p>273.4906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4.771658">
                <text:p>274.7716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4.180811">
                <text:p>274.1808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5.047038">
                <text:p>275.0470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5.326617">
                <text:p>275.3266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3.734107">
                <text:p>273.7341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5.264353">
                <text:p>275.2643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7.108066">
                <text:p>277.1080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4.095302">
                <text:p>274.0953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7.350789">
                <text:p>277.3507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4.178172">
                <text:p>274.1781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7.81037">
                <text:p>277.810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3.45814">
                <text:p>273.458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6.595475">
                <text:p>276.5954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4.095602">
                <text:p>274.0956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6.992517">
                <text:p>276.9925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6.836021">
                <text:p>276.8360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6.23481">
                <text:p>276.234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